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16.1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ddons FreeCA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Addon Name</text:p>
          </table:table-cell>
          <table:table-cell table:style-name="ce1" office:value-type="string" calcext:value-type="string">
            <text:p>Addon Us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Assembly</text:p>
          </table:table-cell>
          <table:table-cell table:style-name="ce4" office:value-type="string" calcext:value-type="string">
            <text:p>FreeCAD is not very good at handling large files, and the default assembly workbench is not sufficient, as it is still in its early stages. If I find something that works well, we will use it for the time being.</text:p>
          </table:table-cell>
        </table:table-row>
        <table:table-row table:style-name="ro1"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Fastners elements</text:p>
          </table:table-cell>
          <table:table-cell table:style-name="ce4" office:value-type="string" calcext:value-type="string">
            <text:p>Useful addon to import and choose fasteners.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CFD analisys</text:p>
          </table:table-cell>
          <table:table-cell table:style-name="ce4" office:value-type="string" calcext:value-type="string">
            <text:p>Not experienced with this type of analysis yet; it's a work in progress. I need to understand if experimental tests are sufficient or if this analysis could provide a better understanding of the physical phenomena.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Modal analisys</text:p>
          </table:table-cell>
          <table:table-cell table:style-name="ce4" office:value-type="string" calcext:value-type="string">
            <text:p>Not experienced with this type of analysis yet; it's a work in progress. I need to understand if experimental tests are sufficient or if this analysis could provide a better understanding of the physical phenomena.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1T13:46:37.708921795</meta:creation-date>
    <meta:generator>LibreOffice/25.2.3.2$Linux_X86_64 LibreOffice_project/520$Build-2</meta:generator>
    <dc:date>2025-10-15T20:35:32.827599609</dc:date>
    <meta:editing-duration>PT14M39S</meta:editing-duration>
    <meta:editing-cycles>5</meta:editing-cycles>
    <meta:document-statistic meta:table-count="1" meta:cell-count="12" meta:object-count="0"/>
  </office:meta>
</office:document-meta>
</file>